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D000000C77291505484371A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60d" officeooo:paragraph-rsid="0006160d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end="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1181in" svg:height="1.4661in" draw:z-index="0"><draw:image xlink:href="Pictures/100000000000055D000000C77291505484371A4B.png" xlink:type="simple" xlink:show="embed" xlink:actuate="onLoad"/></draw:frame><draw:line text:anchor-type="paragraph" draw:z-index="1" draw:name="Shape1" draw:style-name="gr1" draw:text-style-name="P2" svg:x1="6.3661in" svg:y1="0.3071in" svg:x2="6.3661in" svg:y2="0.9217in"><text:p/></draw:line><draw:line text:anchor-type="paragraph" draw:z-index="2" draw:name="Shape2" draw:style-name="gr1" draw:text-style-name="P2" svg:x1="6.3657in" svg:y1="0.3071in" svg:x2="5.1783in" svg:y2="0.3173in"><text:p/></draw:line><draw:line text:anchor-type="paragraph" draw:z-index="3" draw:name="Shape3" draw:style-name="gr2" draw:text-style-name="P2" svg:x1="5.1783in" svg:y1="0.3173in" svg:x2="5.1846in" svg:y2="0.8764in"><text:p/></draw:line><draw:line text:anchor-type="paragraph" draw:z-index="4" draw:name="Shape4" draw:style-name="gr2" draw:text-style-name="P2" svg:x1="5.4165in" svg:y1="1.1035in" svg:x2="6.1693in" svg:y2="1.1083in"><text:p/></draw:line><draw:line text:anchor-type="paragraph" draw:z-index="5" draw:name="Shape2" draw:style-name="gr1" draw:text-style-name="P2" svg:x1="6.3657in" svg:y1="0.3071in" svg:x2="5.1783in" svg:y2="0.3173in"><text:p/></draw:line><draw:line text:anchor-type="paragraph" draw:z-index="6" draw:name="Shape3" draw:style-name="gr2" draw:text-style-name="P2" svg:x1="5.1783in" svg:y1="0.3173in" svg:x2="5.1846in" svg:y2="0.8764in"><text:p/></draw:line><draw:line text:anchor-type="paragraph" draw:z-index="7" draw:name="Shape1" draw:style-name="gr1" draw:text-style-name="P2" svg:x1="9.4154in" svg:y1="0.2972in" svg:x2="9.4154in" svg:y2="0.9118in"><text:p/></draw:line><draw:line text:anchor-type="paragraph" draw:z-index="8" draw:name="Shape2" draw:style-name="gr1" draw:text-style-name="P2" svg:x1="9.4154in" svg:y1="0.2972in" svg:x2="8.228in" svg:y2="0.3075in"><text:p/></draw:line><draw:line text:anchor-type="paragraph" draw:z-index="9" draw:name="Shape3" draw:style-name="gr2" draw:text-style-name="P2" svg:x1="8.2217in" svg:y1="0.2972in" svg:x2="8.228in" svg:y2="0.8563in"><text:p/></draw:line><draw:line text:anchor-type="paragraph" draw:z-index="10" draw:name="Shape4" draw:style-name="gr2" draw:text-style-name="P2" svg:x1="8.4752in" svg:y1="1.0937in" svg:x2="9.228in" svg:y2="1.0984in"><text:p/></draw:line><draw:line text:anchor-type="paragraph" draw:z-index="11" draw:name="Shape4" draw:style-name="gr2" draw:text-style-name="P2" svg:x1="6.55in" svg:y1="1.089in" svg:x2="7.6937in" svg:y2="1.0898in"><text:p/></draw:line><draw:frame text:anchor-type="paragraph" draw:z-index="12" draw:name="Shape5" draw:style-name="gr3" draw:text-style-name="P4" svg:width="0.824in" svg:height="0.228in" svg:x="5.461in" svg:y="0.5681in"><draw:text-box><text:p text:style-name="P3"><text:span text:style-name="T1">TOP/t++</text:span></text:p></draw:text-box></draw:frame><draw:frame text:anchor-type="paragraph" draw:z-index="13" draw:name="Shape5" draw:style-name="gr3" draw:text-style-name="P4" svg:width="0.824in" svg:height="0.228in" svg:x="8.378in" svg:y="0.5398in"><draw:text-box><text:p text:style-name="P3"><text:span text:style-name="T1">TOP/t++</text:span></text:p></draw:text-box></draw:frame><draw:line text:anchor-type="paragraph" draw:z-index="14" draw:name="Shape4" draw:style-name="gr2" draw:text-style-name="P2" svg:x1="9.6209in" svg:y1="1.0937in" svg:x2="10.3736in" svg:y2="1.098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Reeves</meta:initial-creator>
    <meta:creation-date>2017-03-28T11:33:25.170096345</meta:creation-date>
    <dc:date>2017-05-04T00:08:39.433452909</dc:date>
    <meta:editing-duration>PT14M17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